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3" style:family="table">
      <style:table-properties style:width="16.789cm" fo:margin-left="0.333cm" table:align="left"/>
    </style:style>
    <style:style style:name="Tableau3.A" style:family="table-column">
      <style:table-column-properties style:column-width="16.789cm"/>
    </style:style>
    <style:style style:name="Tableau3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18ebd" officeooo:paragraph-rsid="00118ebd" style:font-weight-asian="bold" style:font-weight-complex="bold"/>
    </style:style>
    <style:style style:name="P2" style:family="paragraph" style:parent-style-name="Standard">
      <style:text-properties officeooo:paragraph-rsid="0014ff61"/>
    </style:style>
    <style:style style:name="P3" style:family="paragraph" style:parent-style-name="Text_20_body">
      <style:text-properties officeooo:rsid="0012ecdc" officeooo:paragraph-rsid="0012ecdc"/>
    </style:style>
    <style:style style:name="P4" style:family="paragraph" style:parent-style-name="Text_20_body">
      <style:text-properties officeooo:paragraph-rsid="0014ff61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background-color="#ffffcc">
        <style:background-image/>
      </style:paragraph-properties>
      <style:text-properties officeooo:rsid="0012ecdc" officeooo:paragraph-rsid="0017c365"/>
    </style:style>
    <style:style style:name="P7" style:family="paragraph" style:parent-style-name="Table_20_Contents">
      <style:paragraph-properties fo:background-color="#ffffcc">
        <style:background-image/>
      </style:paragraph-properties>
      <style:text-properties officeooo:rsid="0012ecdc" officeooo:paragraph-rsid="00162835"/>
    </style:style>
    <style:style style:name="P8" style:family="paragraph" style:parent-style-name="Table_20_Contents">
      <style:paragraph-properties fo:background-color="#ff950e">
        <style:background-image/>
      </style:paragraph-properties>
      <style:text-properties officeooo:rsid="0012ecdc" officeooo:paragraph-rsid="00162835"/>
    </style:style>
    <style:style style:name="P9" style:family="paragraph" style:parent-style-name="Table_20_Contents">
      <style:paragraph-properties fo:background-color="transparent">
        <style:background-image/>
      </style:paragraph-properties>
      <style:text-properties officeooo:rsid="0012ecdc" officeooo:paragraph-rsid="0014ff61"/>
    </style:style>
    <style:style style:name="P10" style:family="paragraph" style:parent-style-name="Table_20_Contents">
      <style:paragraph-properties fo:background-color="transparent">
        <style:background-image/>
      </style:paragraph-properties>
      <style:text-properties officeooo:rsid="0012ecdc" officeooo:paragraph-rsid="001b602f"/>
    </style:style>
    <style:style style:name="P11" style:family="paragraph" style:parent-style-name="Table_20_Contents">
      <style:paragraph-properties fo:background-color="transparent">
        <style:background-image/>
      </style:paragraph-properties>
      <style:text-properties officeooo:rsid="0012ecdc" officeooo:paragraph-rsid="001bb4e8"/>
    </style:style>
    <style:style style:name="P12" style:family="paragraph" style:parent-style-name="Table_20_Contents">
      <style:paragraph-properties fo:background-color="transparent">
        <style:background-image/>
      </style:paragraph-properties>
      <style:text-properties officeooo:rsid="0014ff61" officeooo:paragraph-rsid="0014ff61"/>
    </style:style>
    <style:style style:name="P13" style:family="paragraph" style:parent-style-name="Table_20_Contents">
      <style:paragraph-properties fo:background-color="#cc99ff">
        <style:background-image/>
      </style:paragraph-properties>
      <style:text-properties officeooo:rsid="0012ecdc" officeooo:paragraph-rsid="0014ff61"/>
    </style:style>
    <style:style style:name="P14" style:family="paragraph" style:parent-style-name="Table_20_Contents">
      <style:paragraph-properties fo:background-color="#729fcf">
        <style:background-image/>
      </style:paragraph-properties>
      <style:text-properties officeooo:rsid="0012ecdc" officeooo:paragraph-rsid="0014ff61"/>
    </style:style>
    <style:style style:name="P15" style:family="paragraph" style:parent-style-name="Table_20_Contents">
      <style:paragraph-properties fo:background-color="#729fcf">
        <style:background-image/>
      </style:paragraph-properties>
      <style:text-properties officeooo:rsid="0012ecdc" officeooo:paragraph-rsid="0017c365"/>
    </style:style>
    <style:style style:name="P16" style:family="paragraph" style:parent-style-name="Table_20_Contents">
      <style:paragraph-properties fo:background-color="#729fcf">
        <style:background-image/>
      </style:paragraph-properties>
      <style:text-properties officeooo:rsid="0014ff61" officeooo:paragraph-rsid="0014ff61"/>
    </style:style>
    <style:style style:name="P17" style:family="paragraph" style:parent-style-name="Table_20_Contents">
      <style:paragraph-properties fo:background-color="#00ccff">
        <style:background-image/>
      </style:paragraph-properties>
      <style:text-properties officeooo:rsid="0014ff61" officeooo:paragraph-rsid="0014ff61"/>
    </style:style>
    <style:style style:name="P18" style:family="paragraph" style:parent-style-name="Table_20_Contents">
      <style:paragraph-properties fo:background-color="#00ccff">
        <style:background-image/>
      </style:paragraph-properties>
      <style:text-properties officeooo:rsid="0014ff61" officeooo:paragraph-rsid="00162835"/>
    </style:style>
    <style:style style:name="P19" style:family="paragraph" style:parent-style-name="Table_20_Contents">
      <style:paragraph-properties fo:background-color="#00ccff">
        <style:background-image/>
      </style:paragraph-properties>
      <style:text-properties officeooo:rsid="0014ff61" officeooo:paragraph-rsid="001b602f"/>
    </style:style>
    <style:style style:name="P20" style:family="paragraph" style:parent-style-name="Table_20_Contents">
      <style:paragraph-properties fo:background-color="#00cc33">
        <style:background-image/>
      </style:paragraph-properties>
      <style:text-properties officeooo:rsid="0014ff61" officeooo:paragraph-rsid="00162835"/>
    </style:style>
    <style:style style:name="P21" style:family="paragraph" style:parent-style-name="Table_20_Contents">
      <style:paragraph-properties fo:background-color="#cc00cc">
        <style:background-image/>
      </style:paragraph-properties>
      <style:text-properties officeooo:rsid="0014ff61" officeooo:paragraph-rsid="00162835"/>
    </style:style>
    <style:style style:name="P22" style:family="paragraph" style:parent-style-name="Table_20_Contents">
      <style:paragraph-properties fo:background-color="#ffff00">
        <style:background-image/>
      </style:paragraph-properties>
      <style:text-properties officeooo:rsid="0012ecdc" officeooo:paragraph-rsid="001b602f"/>
    </style:style>
    <style:style style:name="P23" style:family="paragraph" style:parent-style-name="Table_20_Contents">
      <style:paragraph-properties fo:background-color="#ffff00">
        <style:background-image/>
      </style:paragraph-properties>
      <style:text-properties officeooo:rsid="0012ecdc" officeooo:paragraph-rsid="001bb4e8"/>
    </style:style>
    <style:style style:name="P24" style:family="paragraph" style:parent-style-name="Table_20_Contents">
      <style:paragraph-properties fo:background-color="#cc9966">
        <style:background-image/>
      </style:paragraph-properties>
      <style:text-properties fo:font-weight="bold" officeooo:rsid="0014ff61" officeooo:paragraph-rsid="001e844f" fo:background-color="transparent" style:font-weight-asian="bold" style:font-weight-complex="bold"/>
    </style:style>
    <style:style style:name="P25" style:family="paragraph" style:parent-style-name="Table_20_Contents">
      <style:paragraph-properties fo:background-color="transparent">
        <style:background-image/>
      </style:paragraph-properties>
      <style:text-properties officeooo:rsid="001e844f" officeooo:paragraph-rsid="001e844f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weight="bold" officeooo:rsid="001e844f" officeooo:paragraph-rsid="001e844f" style:font-weight-asian="bold" style:font-weight-complex="bold"/>
    </style:style>
    <style:style style:name="P27" style:family="paragraph" style:parent-style-name="Table_20_Contents">
      <style:paragraph-properties fo:background-color="transparent">
        <style:background-image/>
      </style:paragraph-properties>
      <style:text-properties officeooo:rsid="0012ecdc" officeooo:paragraph-rsid="001e844f"/>
    </style:style>
    <style:style style:name="P28" style:family="paragraph" style:parent-style-name="Table_20_Contents">
      <style:paragraph-properties fo:background-color="transparent">
        <style:background-image/>
      </style:paragraph-properties>
      <style:text-properties fo:font-weight="normal" officeooo:rsid="001e844f" officeooo:paragraph-rsid="001e844f" style:font-weight-asian="normal" style:font-weight-complex="normal"/>
    </style:style>
    <style:style style:name="T1" style:family="text">
      <style:text-properties fo:font-weight="bold" officeooo:rsid="0014ff61" style:font-weight-asian="bold" style:font-weight-complex="bold"/>
    </style:style>
    <style:style style:name="T2" style:family="text">
      <style:text-properties fo:font-weight="bold" officeooo:rsid="0014ff61" fo:background-color="#ff950e" loext:char-shading-value="0" style:font-weight-asian="bold" style:font-weight-complex="bold"/>
    </style:style>
    <style:style style:name="T3" style:family="text">
      <style:text-properties fo:font-weight="bold" officeooo:rsid="0014ff61" fo:background-color="#ff3399" loext:char-shading-value="0" style:font-weight-asian="bold" style:font-weight-complex="bold"/>
    </style:style>
    <style:style style:name="T4" style:family="text">
      <style:text-properties fo:font-weight="bold" officeooo:rsid="0019a6b3" fo:background-color="#ccff99" loext:char-shading-value="0" style:font-weight-asian="bold" style:font-weight-complex="bold"/>
    </style:style>
    <style:style style:name="T5" style:family="text">
      <style:text-properties fo:font-weight="bold" officeooo:rsid="0014ff61" fo:background-color="#ccff99" loext:char-shading-value="0" style:font-weight-asian="bold" style:font-weight-complex="bold"/>
    </style:style>
    <style:style style:name="T6" style:family="text">
      <style:text-properties fo:font-weight="bold" officeooo:rsid="001bb4e8" fo:background-color="#ccff99" loext:char-shading-value="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4ff61" style:font-weight-asian="normal" style:font-weight-complex="normal"/>
    </style:style>
    <style:style style:name="T9" style:family="text">
      <style:text-properties fo:font-weight="normal" officeooo:rsid="0017c365" style:font-weight-asian="normal" style:font-weight-complex="normal"/>
    </style:style>
    <style:style style:name="T10" style:family="text">
      <style:text-properties fo:font-weight="normal" officeooo:rsid="001b602f" style:font-weight-asian="normal" style:font-weight-complex="normal"/>
    </style:style>
    <style:style style:name="T11" style:family="text">
      <style:text-properties fo:font-weight="normal" officeooo:rsid="001dde00" style:font-weight-asian="normal" style:font-weight-complex="normal"/>
    </style:style>
    <style:style style:name="T12" style:family="text">
      <style:text-properties fo:font-weight="normal" officeooo:rsid="001bb4e8" fo:background-color="#ccff99" loext:char-shading-value="0" style:font-weight-asian="normal" style:font-weight-complex="normal"/>
    </style:style>
    <style:style style:name="T13" style:family="text">
      <style:text-properties fo:font-weight="normal" officeooo:rsid="0014ff61" fo:background-color="#ccff99" loext:char-shading-value="0" style:font-weight-asian="normal" style:font-weight-complex="normal"/>
    </style:style>
    <style:style style:name="T14" style:family="text">
      <style:text-properties officeooo:rsid="0014ff61"/>
    </style:style>
    <style:style style:name="T15" style:family="text">
      <style:text-properties officeooo:rsid="0019a6b3"/>
    </style:style>
    <style:style style:name="T16" style:family="text">
      <style:text-properties fo:background-color="#00ccff" loext:char-shading-value="0"/>
    </style:style>
    <style:style style:name="T17" style:family="text">
      <style:text-properties officeooo:rsid="0014ff61" fo:background-color="#ff950e" loext:char-shading-value="0"/>
    </style:style>
    <style:style style:name="T18" style:family="text">
      <style:text-properties fo:background-color="#ff3399" loext:char-shading-value="0"/>
    </style:style>
    <style:style style:name="T19" style:family="text">
      <style:text-properties officeooo:rsid="0014ff61" fo:background-color="#ff3399" loext:char-shading-value="0"/>
    </style:style>
    <style:style style:name="T20" style:family="text">
      <style:text-properties officeooo:rsid="0019a6b3" fo:background-color="#ff3399" loext:char-shading-value="0"/>
    </style:style>
    <style:style style:name="T21" style:family="text">
      <style:text-properties officeooo:rsid="0012ecdc"/>
    </style:style>
    <style:style style:name="T22" style:family="text">
      <style:text-properties officeooo:rsid="001b602f"/>
    </style:style>
    <style:style style:name="T23" style:family="text">
      <style:text-properties fo:background-color="#669900" loext:char-shading-value="0"/>
    </style:style>
    <style:style style:name="T24" style:family="text">
      <style:text-properties fo:background-color="#ccff99" loext:char-shading-value="0"/>
    </style:style>
    <style:style style:name="T25" style:family="text">
      <style:text-properties officeooo:rsid="0019a6b3" fo:background-color="#ccff99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9"><text:span text:style-name="T1">look</text:span><text:span text:style-name="T14"> (ELEMENT cle, ELEMENT tab[ ], integer taille, boolean trouve, integer A) </text:span></text:p>
            <text:p text:style-name="P10"><text:span text:style-name="T14"><text:s text:c="14"/></text:span><text:span text:style-name="T1">begin</text:span><text:span text:style-name="T14"> </text:span></text:p>
            <text:p text:style-name="P10"><text:span text:style-name="T14"><text:s text:c="14"/></text:span><text:span text:style-name="T1">integer</text:span><text:span text:style-name="T14"> droit, gauche, median, inf, sup ; <text:s text:c="105"/></text:span></text:p>
            <text:p text:style-name="P10"><text:span text:style-name="T14"><text:s text:c="14"/></text:span><text:span text:style-name="T1">boolean</text:span><text:span text:style-name="T14"> inc; <text:s text:c="119"/></text:span></text:p>
            <text:p text:style-name="P19"><text:s text:c="14"/>gauche :=inf; droit :=sup; <text:s text:c="70"/>a </text:p>
            <text:p text:style-name="P17"><text:s text:c="14"/>A :=(droit + gauche)/ 2 ; </text:p>
            <text:p text:style-name="P18"><text:s text:c="14"/>trouve:= inc; <text:s text:c="48"/><text:span text:style-name="T21"><text:s text:c="148"/></text:span></text:p>
            <text:p text:style-name="P20"><text:span text:style-name="T24"><text:s text:c="14"/>if tab[A] = cle <text:s text:c="89"/>b <text:s text:c="54"/></text:span><text:span text:style-name="T23"><text:s text:c="12"/></text:span><text:s text:c="150"/></text:p>
            <text:p text:style-name="P7"><text:span text:style-name="T14"><text:s text:c="27"/></text:span><text:span text:style-name="T1">then</text:span><text:span text:style-name="T14"> trouve :=true; <text:s text:c="68"/>c <text:s text:c="257"/></text:span></text:p>
            <text:p text:style-name="P8"><text:span text:style-name="T14"><text:s text:c="27"/></text:span><text:span text:style-name="T1">else</text:span><text:span text:style-name="T14"> <text:s/>trouve :=false; <text:s text:c="67"/>d <text:s text:c="221"/></text:span></text:p>
            <text:p text:style-name="P23"><text:span text:style-name="T19"><text:s text:c="14"/></text:span><text:span text:style-name="T3">while</text:span><text:span text:style-name="T19"> gauche &lt;= droit and trouve = false <text:s text:c="46"/>e <text:s text:c="27"/></text:span></text:p>
            <text:p text:style-name="P22"><text:span text:style-name="T19"><text:s text:c="27"/></text:span><text:span text:style-name="T3">begin <text:s text:c="107"/></text:span><text:span text:style-name="T19"><text:s text:c="29"/></text:span><text:span text:style-name="T14"><text:s text:c="194"/></text:span><text:span text:style-name="T1"><text:s text:c="57"/></text:span><text:span text:style-name="T8"><text:s text:c="43"/></text:span></text:p>
            <text:p text:style-name="P21"><text:s text:c="27"/>median:=(droit + gauche) / 2; <text:s text:c="53"/><text:span text:style-name="T22">f</text:span> <text:s text:c="183"/></text:p>
            <text:p text:style-name="P13"><text:span text:style-name="T14"><text:s text:c="27"/></text:span><text:span text:style-name="T1">if</text:span><text:span text:style-name="T14"> tab[median] = cle <text:s text:c="67"/>g <text:s text:c="87"/></text:span></text:p>
            <text:p text:style-name="P15"><text:span text:style-name="T14"><text:s text:c="53"/></text:span><text:span text:style-name="T1">then</text:span><text:span text:style-name="T14"> </text:span></text:p>
            <text:p text:style-name="P14"><text:span text:style-name="T14"><text:s text:c="64"/></text:span><text:span text:style-name="T1">begin</text:span><text:span text:style-name="T14"> </text:span></text:p>
            <text:p text:style-name="P16"><text:s text:c="64"/>trouve:=true; <text:s text:c="41"/>h</text:p>
            <text:p text:style-name="P16"><text:s text:c="64"/>A:=median </text:p>
            <text:p text:style-name="P14"><text:span text:style-name="T14"><text:s text:c="64"/></text:span><text:span text:style-name="T1">end <text:s text:c="26"/></text:span><text:span text:style-name="T9"><text:s text:c="57"/></text:span><text:span text:style-name="T14"><text:s text:c="44"/></text:span></text:p>
            <text:p text:style-name="P6"><text:span text:style-name="T14"><text:s text:c="53"/></text:span><text:span text:style-name="T1">else <text:s text:c="67"/></text:span><text:span text:style-name="T8"><text:s/></text:span><text:span text:style-name="T9">i <text:s text:c="58"/></text:span></text:p>
            <text:p text:style-name="P12"><text:span text:style-name="T16"><text:s text:c="64"/>if tab[median]&gt; cle <text:s text:c="33"/>j <text:s text:c="28"/></text:span><text:s text:c="12"/></text:p>
            <text:p text:style-name="P9"><text:span text:style-name="T17"><text:s text:c="75"/></text:span><text:span text:style-name="T2">then</text:span><text:span text:style-name="T17"> gauche:=median+1; <text:s text:c="12"/>k <text:s text:c="26"/></text:span><text:span text:style-name="T14"><text:s/></text:span></text:p>
            <text:p text:style-name="P11"><text:span text:style-name="T19"><text:s text:c="75"/></text:span><text:span text:style-name="T3">else</text:span><text:span text:style-name="T19"> <text:s/>droit :=median-1;</text:span><text:span text:style-name="T18"> <text:s text:c="16"/></text:span><text:span text:style-name="T20">l <text:s text:c="27"/></text:span><text:span text:style-name="T15"><text:s text:c="45"/></text:span></text:p>
            <text:p text:style-name="P11"><text:span text:style-name="T25"><text:s text:c="29"/></text:span><text:span text:style-name="T4">e</text:span><text:span text:style-name="T5">nd <text:s text:c="91"/></text:span><text:span text:style-name="T12">m</text:span><text:span text:style-name="T13"> <text:s text:c="2"/></text:span><text:span text:style-name="T5"><text:s text:c="16"/></text:span><text:span text:style-name="T6"><text:s text:c="6"/></text:span><text:span text:style-name="T5"><text:s text:c="19"/></text:span><text:span text:style-name="T1"><text:s text:c="6"/></text:span></text:p>
            <text:p text:style-name="P24">end look <text:s text:c="107"/><text:span text:style-name="T7"><text:s text:c="4"/></text:span><text:span text:style-name="T10"><text:s/></text:span><text:span text:style-name="T11">n</text:span><text:span text:style-name="T10"> <text:s text:c="32"/></text:span></text:p>
            <text:p text:style-name="P9"/>
            <text:p text:style-name="P27"><text:s text:c="154"/></text:p>
          </table:table-cell>
        </table:table-row>
        <table:table-row>
          <table:table-cell table:style-name="Tableau3.A1" office:value-type="string">
            <text:p text:style-name="P26">Le calcul du nombre cyclomatique :</text:p>
            <text:p text:style-name="P28">m = 18 , <text:s/>n= 14</text:p>
            <text:p text:style-name="P28">v(G)=m-n+1</text:p>
            <text:p text:style-name="P26">v(G)=5</text:p>
            <text:p text:style-name="P26"/>
            <text:p text:style-name="P25">avec n, le nombre de sommet et m, le nombre d’arc,</text:p>
            <text:p text:style-name="P25">Cela implique qu’il a 5 chemins indépendant</text:p>
            <text:p text:style-name="P25">Le nombre de décisions simple :</text:p>
            <text:p text:style-name="P25">v(G)-1=5-1=4</text:p>
            <text:p text:style-name="P25">Il y a 3 if et 1 while</text:p>
            <text:p text:style-name="P25">L’expression des chemins de contrôles :</text:p>
            <text:p text:style-name="P25">M=ab(c+d)e(f(m+g)h(i+j(k+l))*m</text:p>
          </table:table-cell>
        </table:table-row>
      </table:table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  <table:table-row>
          <table:table-cell table:style-name="Tableau2.A1" office:value-type="string">
            <text:p text:style-name="P9"/>
          </table:table-cell>
        </table:table-row>
      </table:table>
      <text:p text:style-name="P3"/>
      <table:table table:name="Tableau1" table:style-name="Tableau1">
        <table:table-column table:style-name="Tableau1.A"/>
        <table:table-row>
          <table:table-cell office:value-type="string">
            <text:p text:style-name="P5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4:59:51.052659684</meta:creation-date>
    <dc:date>2017-05-05T15:22:44.579383285</dc:date>
    <meta:editing-duration>P0D</meta:editing-duration>
    <meta:editing-cycles>5</meta:editing-cycles>
    <meta:generator>LibreOffice/4.2.8.2$Linux_X86_64 LibreOffice_project/420m0$Build-2</meta:generator>
    <meta:document-statistic meta:table-count="3" meta:image-count="0" meta:object-count="0" meta:page-count="2" meta:paragraph-count="37" meta:word-count="147" meta:character-count="4896" meta:non-whitespace-character-count="667"/>
  </office:meta>
</office:document-meta>
</file>